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officeooo:rsid="0004b533" officeooo:paragraph-rsid="0004b533" style:font-size-asian="12pt" style:font-size-complex="12pt"/>
    </style:style>
    <style:style style:name="P2" style:family="paragraph" style:parent-style-name="Standard">
      <style:text-properties fo:font-size="12pt" fo:language="en" fo:country="US" officeooo:rsid="0005c032" officeooo:paragraph-rsid="0005c032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officeooo:rsid="0004b533" officeooo:paragraph-rsid="0004b533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officeooo:rsid="0004b533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officeooo:rsid="0005c0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Standard"><text:span text:style-name="T1">global _star</text:span></text:p>
      <text:p text:style-name="Standard"><text:span text:style-name="T1">section .text</text:span></text:p>
      <text:p text:style-name="Standard"><text:span text:style-name="T1">_start:</text:span></text:p>
      <text:p text:style-name="Standard"><text:span text:style-name="T1">&lt; </text:span><text:span text:style-name="T3">код </text:span><text:span text:style-name="T1">&gt;</text:span></text:p>
      <text:p text:style-name="Standard"><text:span text:style-name="T1">section .data</text:span></text:p>
      <text:p text:style-name="Standard"><text:span text:style-name="T1">&lt;</text:span><text:span text:style-name="T3"> инициализированные данные</text:span><text:span text:style-name="T1">&gt;</text:span></text:p>
      <text:p text:style-name="Standard"><text:span text:style-name="T1">section .bss</text:span></text:p>
      <text:p text:style-name="Standard"><text:span text:style-name="T1">&lt;</text:span><text:span text:style-name="T3"> неинициализированные данные </text:span><text:span text:style-name="T1">&gt; - </text:span><text:span text:style-name="T2">мусор</text:span></text:p>
      <text:p text:style-name="P1">&lt;код&gt;</text:p>
      <text:p text:style-name="P1">Обязательно <text:span text:style-name="T4">должна</text:span> <text:span text:style-name="T4">быть</text:span> команда стоп.</text:p>
      <text:p text:style-name="P1"/>
      <text:p text:style-name="Standard"><text:span text:style-name="T3">Секция стека</text:span></text:p>
      <text:p text:style-name="P3"/>
      <text:p text:style-name="Standard"><text:span text:style-name="T3">Запуск программы </text:span></text:p>
      <text:p text:style-name="Standard"><text:span text:style-name="T1">nasm</text:span><text:span text:style-name="T3"> –</text:span><text:span text:style-name="T1">f</text:span><text:span text:style-name="T3"> </text:span><text:span text:style-name="T1">elf</text:span><text:span text:style-name="T3"> </text:span><text:span text:style-name="T1">a</text:span><text:span text:style-name="T3">.</text:span><text:span text:style-name="T1">asm</text:span><text:span text:style-name="T3"> –</text:span><text:span text:style-name="T1">l</text:span><text:span text:style-name="T3"> </text:span><text:span text:style-name="T1">a</text:span><text:span text:style-name="T3">.</text:span><text:span text:style-name="T1">lst</text:span><text:span text:style-name="T3"> <text:s text:c="10"/>компиляция и создание листинга </text:span></text:p>
      <text:p text:style-name="Standard"><text:span text:style-name="T3"><text:s text:c="55"/>-</text:span><text:span text:style-name="T1">f</text:span><text:span text:style-name="T3"> ключ указание формата выходного файла, <text:s/></text:span><text:span text:style-name="T1">elf</text:span><text:span text:style-name="T3"> – тип вы-</text:span></text:p>
      <text:p text:style-name="Standard"><text:span text:style-name="T3"><text:s text:c="57"/>ходного файла, обеспечивает создание </text:span><text:span text:style-name="T1">a</text:span><text:span text:style-name="T3">.</text:span><text:span text:style-name="T1">o</text:span></text:p>
      <text:p text:style-name="Standard"><text:span text:style-name="T3"><text:s text:c="57"/></text:span><text:bookmark text:name="_GoBack"/><text:span text:style-name="T3"><text:s/>(-</text:span><text:span text:style-name="T1">felf</text:span><text:span text:style-name="T3"> можно без пробела)</text:span></text:p>
      <text:p text:style-name="Standard"><text:span text:style-name="T3"><text:s text:c="57"/>-</text:span><text:span text:style-name="T1">l </text:span><text:span text:style-name="T3">ключ генерации файла листинга</text:span></text:p>
      <text:p text:style-name="Standard"><text:span text:style-name="T1">ld</text:span><text:span text:style-name="T3"> </text:span><text:span text:style-name="T1">a</text:span><text:span text:style-name="T3">.</text:span><text:span text:style-name="T1">o</text:span><text:span text:style-name="T3"> –</text:span><text:span text:style-name="T1">o</text:span><text:span text:style-name="T3"> </text:span><text:span text:style-name="T1">a</text:span><text:span text:style-name="T3"> <text:s text:c="35"/>линковка</text:span></text:p>
      <text:p text:style-name="Standard"><text:span text:style-name="T1">ld</text:span><text:span text:style-name="T3"> –</text:span><text:span text:style-name="T1">m</text:span><text:span text:style-name="T3"> </text:span><text:span text:style-name="T1">elf</text:span><text:span text:style-name="T3">_</text:span><text:span text:style-name="T1">i</text:span><text:span text:style-name="T3">386 </text:span><text:span text:style-name="T1">a</text:span><text:span text:style-name="T3">.</text:span><text:span text:style-name="T1">o</text:span><text:span text:style-name="T3"> –</text:span><text:span text:style-name="T1">o</text:span><text:span text:style-name="T3"> </text:span><text:span text:style-name="T1">a</text:span><text:span text:style-name="T3"> <text:s text:c="14"/>линковка для 64-х разрядных ключ –</text:span><text:span text:style-name="T1">o</text:span><text:span text:style-name="T3"> указание имени </text:span></text:p>
      <text:p text:style-name="Standard"><text:span text:style-name="T3"><text:s text:c="56"/>выходного файла 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на Дивари</meta:initial-creator>
    <meta:editing-cycles>11</meta:editing-cycles>
    <meta:creation-date>2020-02-12T05:53:00</meta:creation-date>
    <dc:date>2020-02-19T16:38:02.746747953</dc:date>
    <meta:editing-duration>PT1H36M47S</meta:editing-duration>
    <meta:generator>LibreOffice/6.0.7.3$Linux_X86_64 LibreOffice_project/00m0$Build-3</meta:generator>
    <meta:document-statistic meta:table-count="0" meta:image-count="0" meta:object-count="0" meta:page-count="1" meta:paragraph-count="20" meta:word-count="85" meta:character-count="866" meta:non-whitespace-character-count="4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